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test_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init/move_to_home/acceleration_scaling</text:p>
          </table:table-cell>
          <table:table-cell office:value-type="string">
            <text:p>/init/move_to_home/velocity_scaling</text:p>
          </table:table-cell>
          <table:table-cell office:value-type="string">
            <text:p>/init/move_to_home/relative_position_0</text:p>
          </table:table-cell>
          <table:table-cell office:value-type="string">
            <text:p>/init/move_to_home/relative_position_1</text:p>
          </table:table-cell>
          <table:table-cell office:value-type="string">
            <text:p>/init/move_to_home/relative_position_2</text:p>
          </table:table-cell>
          <table:table-cell office:value-type="string">
            <text:p>/init/move_to_home/relative_orientation_0</text:p>
          </table:table-cell>
          <table:table-cell office:value-type="string">
            <text:p>/init/move_to_home/relative_orientation_1</text:p>
          </table:table-cell>
          <table:table-cell office:value-type="string">
            <text:p>/init/move_to_home/relative_orientation_2</text:p>
          </table:table-cell>
          <table:table-cell office:value-type="string">
            <text:p>/init/move_to_home/relative_orientation_3</text:p>
          </table:table-cell>
          <table:table-cell office:value-type="string">
            <text:p>/main/move_to_coke/acceleration_scaling</text:p>
          </table:table-cell>
          <table:table-cell office:value-type="string">
            <text:p>/main/move_to_coke/velocity_scaling</text:p>
          </table:table-cell>
          <table:table-cell office:value-type="string">
            <text:p>/main/move_to_coke/relative_position_0</text:p>
          </table:table-cell>
          <table:table-cell office:value-type="string">
            <text:p>/main/move_to_coke/relative_position_1</text:p>
          </table:table-cell>
          <table:table-cell office:value-type="string">
            <text:p>/main/move_to_coke/relative_position_2</text:p>
          </table:table-cell>
          <table:table-cell office:value-type="string">
            <text:p>/main/move_to_coke/relative_orientation_0</text:p>
          </table:table-cell>
          <table:table-cell office:value-type="string">
            <text:p>/main/move_to_coke/relative_orientation_1</text:p>
          </table:table-cell>
          <table:table-cell office:value-type="string">
            <text:p>/main/move_to_coke/relative_orientation_2</text:p>
          </table:table-cell>
          <table:table-cell office:value-type="string">
            <text:p>/main/move_to_coke/relative_orientation_3</text:p>
          </table:table-cell>
          <table:table-cell office:value-type="string">
            <text:p>/main/move_to_hole/acceleration_scaling</text:p>
          </table:table-cell>
          <table:table-cell office:value-type="string">
            <text:p>/main/move_to_hole/velocity_scaling</text:p>
          </table:table-cell>
          <table:table-cell office:value-type="string">
            <text:p>/main/move_to_hole/relative_position_0</text:p>
          </table:table-cell>
          <table:table-cell office:value-type="string">
            <text:p>/main/move_to_hole/relative_position_1</text:p>
          </table:table-cell>
          <table:table-cell office:value-type="string">
            <text:p>/main/move_to_hole/relative_position_2</text:p>
          </table:table-cell>
          <table:table-cell office:value-type="string">
            <text:p>/main/move_to_hole/relative_orientation_0</text:p>
          </table:table-cell>
          <table:table-cell office:value-type="string">
            <text:p>/main/move_to_hole/relative_orientation_1</text:p>
          </table:table-cell>
          <table:table-cell office:value-type="string">
            <text:p>/main/move_to_hole/relative_orientation_2</text:p>
          </table:table-cell>
          <table:table-cell office:value-type="string">
            <text:p>/main/move_to_hole/relative_orientation_3</text:p>
          </table:table-cell>
          <table:table-cell office:value-type="string">
            <text:p>/main/move_1/acceleration_scaling</text:p>
          </table:table-cell>
          <table:table-cell office:value-type="string">
            <text:p>/main/move_1/velocity_scaling</text:p>
          </table:table-cell>
          <table:table-cell office:value-type="string">
            <text:p>/main/move_1/relative_position_0</text:p>
          </table:table-cell>
          <table:table-cell office:value-type="string">
            <text:p>/main/move_1/relative_position_1</text:p>
          </table:table-cell>
          <table:table-cell office:value-type="string">
            <text:p>/main/move_1/relative_position_2</text:p>
          </table:table-cell>
          <table:table-cell office:value-type="string">
            <text:p>/main/move_1/relative_orientation_0</text:p>
          </table:table-cell>
          <table:table-cell office:value-type="string">
            <text:p>/main/move_1/relative_orientation_1</text:p>
          </table:table-cell>
          <table:table-cell office:value-type="string">
            <text:p>/main/move_1/relative_orientation_2</text:p>
          </table:table-cell>
          <table:table-cell office:value-type="string">
            <text:p>/main/move_1/relative_orientation_3</text:p>
          </table:table-cell>
          <table:table-cell office:value-type="string">
            <text:p>/main/move_3/acceleration_scaling</text:p>
          </table:table-cell>
          <table:table-cell office:value-type="string">
            <text:p>/main/move_3/velocity_scaling</text:p>
          </table:table-cell>
          <table:table-cell office:value-type="string">
            <text:p>/main/move_3/relative_position_0</text:p>
          </table:table-cell>
          <table:table-cell office:value-type="string">
            <text:p>/main/move_3/relative_position_1</text:p>
          </table:table-cell>
          <table:table-cell office:value-type="string">
            <text:p>/main/move_3/relative_position_2</text:p>
          </table:table-cell>
          <table:table-cell office:value-type="string">
            <text:p>/main/move_3/relative_orientation_0</text:p>
          </table:table-cell>
          <table:table-cell office:value-type="string">
            <text:p>/main/move_3/relative_orientation_1</text:p>
          </table:table-cell>
          <table:table-cell office:value-type="string">
            <text:p>/main/move_3/relative_orientation_2</text:p>
          </table:table-cell>
          <table:table-cell office:value-type="string">
            <text:p>/main/move_3/relative_orientation_3</text:p>
          </table:table-cell>
          <table:table-cell office:value-type="string">
            <text:p>/main/move_0/acceleration_scaling</text:p>
          </table:table-cell>
          <table:table-cell office:value-type="string">
            <text:p>/main/move_0/velocity_scaling</text:p>
          </table:table-cell>
          <table:table-cell office:value-type="string">
            <text:p>/main/move_0/relative_position_0</text:p>
          </table:table-cell>
          <table:table-cell office:value-type="string">
            <text:p>/main/move_0/relative_position_1</text:p>
          </table:table-cell>
          <table:table-cell office:value-type="string">
            <text:p>/main/move_0/relative_position_2</text:p>
          </table:table-cell>
          <table:table-cell office:value-type="string">
            <text:p>/main/move_0/relative_orientation_0</text:p>
          </table:table-cell>
          <table:table-cell office:value-type="string">
            <text:p>/main/move_0/relative_orientation_1</text:p>
          </table:table-cell>
          <table:table-cell office:value-type="string">
            <text:p>/main/move_0/relative_orientation_2</text:p>
          </table:table-cell>
          <table:table-cell office:value-type="string">
            <text:p>/main/move_0/relative_orientation_3</text:p>
          </table:table-cell>
          <table:table-cell office:value-type="string">
            <text:p>/can_pick_and_place/move_to_can_approach/acceleration_scaling</text:p>
          </table:table-cell>
          <table:table-cell office:value-type="string">
            <text:p>/can_pick_and_place/move_to_can_approach/velocity_scaling</text:p>
          </table:table-cell>
          <table:table-cell office:value-type="string">
            <text:p>/can_pick_and_place/move_to_can_approach/relative_position_0</text:p>
          </table:table-cell>
          <table:table-cell office:value-type="string">
            <text:p>/can_pick_and_place/move_to_can_approach/relative_position_1</text:p>
          </table:table-cell>
          <table:table-cell office:value-type="string">
            <text:p>/can_pick_and_place/move_to_can_approach/relative_position_2</text:p>
          </table:table-cell>
          <table:table-cell office:value-type="string">
            <text:p>/can_pick_and_place/move_to_can_approach/relative_orientation_0</text:p>
          </table:table-cell>
          <table:table-cell office:value-type="string">
            <text:p>/can_pick_and_place/move_to_can_approach/relative_orientation_1</text:p>
          </table:table-cell>
          <table:table-cell office:value-type="string">
            <text:p>/can_pick_and_place/move_to_can_approach/relative_orientation_2</text:p>
          </table:table-cell>
          <table:table-cell office:value-type="string">
            <text:p>/can_pick_and_place/move_to_can_approach/relative_orientation_3</text:p>
          </table:table-cell>
          <table:table-cell office:value-type="string">
            <text:p>/can_pick_and_place/move_to_can_grasp/acceleration_scaling</text:p>
          </table:table-cell>
          <table:table-cell office:value-type="string">
            <text:p>/can_pick_and_place/move_to_can_grasp/velocity_scaling</text:p>
          </table:table-cell>
          <table:table-cell office:value-type="string">
            <text:p>/can_pick_and_place/move_to_can_grasp/relative_position_0</text:p>
          </table:table-cell>
          <table:table-cell office:value-type="string">
            <text:p>/can_pick_and_place/move_to_can_grasp/relative_position_1</text:p>
          </table:table-cell>
          <table:table-cell office:value-type="string">
            <text:p>/can_pick_and_place/move_to_can_grasp/relative_position_2</text:p>
          </table:table-cell>
          <table:table-cell office:value-type="string">
            <text:p>/can_pick_and_place/move_to_can_grasp/relative_orientation_0</text:p>
          </table:table-cell>
          <table:table-cell office:value-type="string">
            <text:p>/can_pick_and_place/move_to_can_grasp/relative_orientation_1</text:p>
          </table:table-cell>
          <table:table-cell office:value-type="string">
            <text:p>/can_pick_and_place/move_to_can_grasp/relative_orientation_2</text:p>
          </table:table-cell>
          <table:table-cell office:value-type="string">
            <text:p>/can_pick_and_place/move_to_can_grasp/relative_orientation_3</text:p>
          </table:table-cell>
          <table:table-cell office:value-type="string">
            <text:p>/can_pick_and_place/return/position_0</text:p>
          </table:table-cell>
          <table:table-cell office:value-type="string">
            <text:p>/can_pick_and_place/return/position_1</text:p>
          </table:table-cell>
          <table:table-cell office:value-type="string">
            <text:p>/can_pick_and_place/return/position_2</text:p>
          </table:table-cell>
          <table:table-cell office:value-type="string">
            <text:p>/can_pick_and_place/return/quaternion_0</text:p>
          </table:table-cell>
          <table:table-cell office:value-type="string">
            <text:p>/can_pick_and_place/return/quaternion_1</text:p>
          </table:table-cell>
          <table:table-cell office:value-type="string">
            <text:p>/can_pick_and_place/return/quaternion_2</text:p>
          </table:table-cell>
          <table:table-cell office:value-type="string">
            <text:p>/can_pick_and_place/return/quaternion_3</text:p>
          </table:table-cell>
          <table:table-cell office:value-type="string">
            <text:p>/can_pick_and_place/return/linear_velocity_m_s</text:p>
          </table:table-cell>
          <table:table-cell office:value-type="string">
            <text:p>/can_pick_and_place/return/angular_velocity_rad_s</text:p>
          </table:table-cell>
          <table:table-cell office:value-type="string">
            <text:p>/can_pick_and_place/return/to_ignore_0</text:p>
          </table:table-cell>
          <table:table-cell office:value-type="string">
            <text:p>/can_pick_and_place/return/to_ignore_1</text:p>
          </table:table-cell>
          <table:table-cell office:value-type="string">
            <text:p>/can_pick_and_place/return/to_ignore_2</text:p>
          </table:table-cell>
          <table:table-cell office:value-type="string">
            <text:p>/can_pick_and_place/move_to_hole_approach/acceleration_scaling</text:p>
          </table:table-cell>
          <table:table-cell office:value-type="string">
            <text:p>/can_pick_and_place/move_to_hole_approach/velocity_scaling</text:p>
          </table:table-cell>
          <table:table-cell office:value-type="string">
            <text:p>/can_pick_and_place/move_to_hole_approach/relative_position_0</text:p>
          </table:table-cell>
          <table:table-cell office:value-type="string">
            <text:p>/can_pick_and_place/move_to_hole_approach/relative_position_1</text:p>
          </table:table-cell>
          <table:table-cell office:value-type="string">
            <text:p>/can_pick_and_place/move_to_hole_approach/relative_position_2</text:p>
          </table:table-cell>
          <table:table-cell office:value-type="string">
            <text:p>/can_pick_and_place/move_to_hole_approach/relative_orientation_0</text:p>
          </table:table-cell>
          <table:table-cell office:value-type="string">
            <text:p>/can_pick_and_place/move_to_hole_approach/relative_orientation_1</text:p>
          </table:table-cell>
          <table:table-cell office:value-type="string">
            <text:p>/can_pick_and_place/move_to_hole_approach/relative_orientation_2</text:p>
          </table:table-cell>
          <table:table-cell office:value-type="string">
            <text:p>/can_pick_and_place/move_to_hole_approach/relative_orientation_3</text:p>
          </table:table-cell>
          <table:table-cell office:value-type="string">
            <text:p>/can_pick_and_place/move_to_hole_insertion/acceleration_scaling</text:p>
          </table:table-cell>
          <table:table-cell office:value-type="string">
            <text:p>/can_pick_and_place/move_to_hole_insertion/velocity_scaling</text:p>
          </table:table-cell>
          <table:table-cell office:value-type="string">
            <text:p>/can_pick_and_place/move_to_hole_insertion/relative_position_0</text:p>
          </table:table-cell>
          <table:table-cell office:value-type="string">
            <text:p>/can_pick_and_place/move_to_hole_insertion/relative_position_1</text:p>
          </table:table-cell>
          <table:table-cell office:value-type="string">
            <text:p>/can_pick_and_place/move_to_hole_insertion/relative_position_2</text:p>
          </table:table-cell>
          <table:table-cell office:value-type="string">
            <text:p>/can_pick_and_place/move_to_hole_insertion/relative_orientation_0</text:p>
          </table:table-cell>
          <table:table-cell office:value-type="string">
            <text:p>/can_pick_and_place/move_to_hole_insertion/relative_orientation_1</text:p>
          </table:table-cell>
          <table:table-cell office:value-type="string">
            <text:p>/can_pick_and_place/move_to_hole_insertion/relative_orientation_2</text:p>
          </table:table-cell>
          <table:table-cell office:value-type="string">
            <text:p>/can_pick_and_place/move_to_hole_insertion/relative_orientation_3</text:p>
          </table:table-cell>
          <table:table-cell office:value-type="string">
            <text:p>/can_pick_and_place/insert/release</text:p>
          </table:table-cell>
          <table:table-cell office:value-type="string">
            <text:p>/can_pick_and_place/insert/release_condition</text:p>
          </table:table-cell>
          <table:table-cell office:value-type="string">
            <text:p>/can_pick_and_place/insert/goal_twist_0</text:p>
          </table:table-cell>
          <table:table-cell office:value-type="string">
            <text:p>/can_pick_and_place/insert/goal_twist_1</text:p>
          </table:table-cell>
          <table:table-cell office:value-type="string">
            <text:p>/can_pick_and_place/insert/goal_twist_2</text:p>
          </table:table-cell>
          <table:table-cell office:value-type="string">
            <text:p>/can_pick_and_place/insert/goal_twist_3</text:p>
          </table:table-cell>
          <table:table-cell office:value-type="string">
            <text:p>/can_pick_and_place/insert/goal_twist_4</text:p>
          </table:table-cell>
          <table:table-cell office:value-type="string">
            <text:p>/can_pick_and_place/insert/goal_twist_5</text:p>
          </table:table-cell>
          <table:table-cell office:value-type="string">
            <text:p>/can_pick_and_place/insert/target_force</text:p>
          </table:table-cell>
          <table:table-cell office:value-type="string">
            <text:p>iteration</text:p>
          </table:table-cell>
          <table:table-cell office:value-type="string">
            <text:p>/can_pick_and_place/total_reward</text:p>
          </table:table-cell>
          <table:table-cell office:value-type="string">
            <text:p>/can_pick_and_place/total_reward_old</text:p>
          </table:table-cell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00.0" office:value-type="float"/>
          <table:table-cell office:value="1" office:value-type="float"/>
          <table:table-cell office:value="-1001112352.2401094" office:value-type="float"/>
          <table:table-cell office:value="-1001112352.240109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00.0" office:value-type="float"/>
          <table:table-cell office:value="2" office:value-type="float"/>
          <table:table-cell office:value="-1001112387.706104" office:value-type="float"/>
          <table:table-cell office:value="-1001112352.240109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00.0" office:value-type="float"/>
          <table:table-cell office:value="3" office:value-type="float"/>
          <table:table-cell office:value="-164180.18810173337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4" office:value-type="float"/>
          <table:table-cell office:value="-1001112390.2547666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5" office:value-type="float"/>
          <table:table-cell office:value="-1001112411.7185357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6" office:value-type="float"/>
          <table:table-cell office:value="-1690477.0100179892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7" office:value-type="float"/>
          <table:table-cell office:value="-167428.94529746982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8" office:value-type="float"/>
          <table:table-cell office:value="-1001111991.596127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9" office:value-type="float"/>
          <table:table-cell office:value="-1001112068.7656267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0" office:value-type="float"/>
          <table:table-cell office:value="-1001112099.0663034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1" office:value-type="float"/>
          <table:table-cell office:value="-1001112119.3065592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2" office:value-type="float"/>
          <table:table-cell office:value="-1816878.8358419952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3" office:value-type="float"/>
          <table:table-cell office:value="-165723.5479701224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4" office:value-type="float"/>
          <table:table-cell office:value="-188005.90406317246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13" office:value-type="float"/>
          <table:table-cell office:value="0.407" office:value-type="float"/>
          <table:table-cell office:value="0.0" office:value-type="float"/>
          <table:table-cell office:value="-0.009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436" office:value-type="float"/>
          <table:table-cell office:value="0.006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" office:value-type="float"/>
          <table:table-cell office:value="0.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5" office:value-type="float"/>
          <table:table-cell office:value="-1001112219.6742775" office:value-type="float"/>
          <table:table-cell office:value="-164180.18810173337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2499999999999996" office:value-type="float"/>
          <table:table-cell office:value="0.425" office:value-type="float"/>
          <table:table-cell office:value="0.0" office:value-type="float"/>
          <table:table-cell office:value="-0.0027" office:value-type="float"/>
          <table:table-cell office:value="-0.008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1" office:value-type="float"/>
          <table:table-cell office:value="0.352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579" office:value-type="float"/>
          <table:table-cell office:value="0.0" office:value-type="float"/>
          <table:table-cell office:value="0.0" office:value-type="float"/>
          <table:table-cell office:value="0.008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5" office:value-type="float"/>
          <table:table-cell office:value="0.5" office:value-type="float"/>
          <table:table-cell office:value="0.0" office:value-type="float"/>
          <table:table-cell office:value="0.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6" office:value-type="float"/>
          <table:table-cell office:value="-162818.43747469055" office:value-type="float"/>
          <table:table-cell office:value="-162818.43747469055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2499999999999996" office:value-type="float"/>
          <table:table-cell office:value="0.425" office:value-type="float"/>
          <table:table-cell office:value="0.0" office:value-type="float"/>
          <table:table-cell office:value="-0.0027" office:value-type="float"/>
          <table:table-cell office:value="-0.008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1" office:value-type="float"/>
          <table:table-cell office:value="0.352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579" office:value-type="float"/>
          <table:table-cell office:value="0.0" office:value-type="float"/>
          <table:table-cell office:value="0.0" office:value-type="float"/>
          <table:table-cell office:value="0.008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5" office:value-type="float"/>
          <table:table-cell office:value="0.5" office:value-type="float"/>
          <table:table-cell office:value="0.0" office:value-type="float"/>
          <table:table-cell office:value="0.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7" office:value-type="float"/>
          <table:table-cell office:value="-163070.6463268321" office:value-type="float"/>
          <table:table-cell office:value="-162818.43747469055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2499999999999996" office:value-type="float"/>
          <table:table-cell office:value="0.425" office:value-type="float"/>
          <table:table-cell office:value="0.0" office:value-type="float"/>
          <table:table-cell office:value="-0.0027" office:value-type="float"/>
          <table:table-cell office:value="-0.008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1" office:value-type="float"/>
          <table:table-cell office:value="0.352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579" office:value-type="float"/>
          <table:table-cell office:value="0.0" office:value-type="float"/>
          <table:table-cell office:value="0.0" office:value-type="float"/>
          <table:table-cell office:value="0.008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5" office:value-type="float"/>
          <table:table-cell office:value="0.5" office:value-type="float"/>
          <table:table-cell office:value="0.0" office:value-type="float"/>
          <table:table-cell office:value="0.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8" office:value-type="float"/>
          <table:table-cell office:value="-167873.17090022328" office:value-type="float"/>
          <table:table-cell office:value="-162818.43747469055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2499999999999996" office:value-type="float"/>
          <table:table-cell office:value="0.425" office:value-type="float"/>
          <table:table-cell office:value="0.0" office:value-type="float"/>
          <table:table-cell office:value="-0.0027" office:value-type="float"/>
          <table:table-cell office:value="-0.008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1" office:value-type="float"/>
          <table:table-cell office:value="0.352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579" office:value-type="float"/>
          <table:table-cell office:value="0.0" office:value-type="float"/>
          <table:table-cell office:value="0.0" office:value-type="float"/>
          <table:table-cell office:value="0.008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5" office:value-type="float"/>
          <table:table-cell office:value="0.5" office:value-type="float"/>
          <table:table-cell office:value="0.0" office:value-type="float"/>
          <table:table-cell office:value="0.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00.0" office:value-type="float"/>
          <table:table-cell office:value="19" office:value-type="float"/>
          <table:table-cell office:value="-227120.411091313" office:value-type="float"/>
          <table:table-cell office:value="-162818.43747469055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9399999999999993" office:value-type="float"/>
          <table:table-cell office:value="0.515" office:value-type="float"/>
          <table:table-cell office:value="0.0" office:value-type="float"/>
          <table:table-cell office:value="-0.0027" office:value-type="float"/>
          <table:table-cell office:value="-0.01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60000000000001" office:value-type="float"/>
          <table:table-cell office:value="0.348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104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29" office:value-type="float"/>
          <table:table-cell office:value="0.0" office:value-type="float"/>
          <table:table-cell office:value="0.0067" office:value-type="float"/>
          <table:table-cell office:value="0.003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6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9" office:value-type="float"/>
          <table:table-cell office:value="20" office:value-type="float"/>
          <table:table-cell office:value="-161021.93928107922" office:value-type="float"/>
          <table:table-cell office:value="-161021.9392810792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9399999999999993" office:value-type="float"/>
          <table:table-cell office:value="0.515" office:value-type="float"/>
          <table:table-cell office:value="0.0" office:value-type="float"/>
          <table:table-cell office:value="-0.0027" office:value-type="float"/>
          <table:table-cell office:value="-0.01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660000000000001" office:value-type="float"/>
          <table:table-cell office:value="0.348" office:value-type="float"/>
          <table:table-cell office:value="0.0101" office:value-type="float"/>
          <table:table-cell office:value="-0.006" office:value-type="float"/>
          <table:table-cell office:value="-0.001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41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104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29" office:value-type="float"/>
          <table:table-cell office:value="0.0" office:value-type="float"/>
          <table:table-cell office:value="0.0067" office:value-type="float"/>
          <table:table-cell office:value="0.003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6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9" office:value-type="float"/>
          <table:table-cell office:value="21" office:value-type="float"/>
          <table:table-cell office:value="-3087462.3369060806" office:value-type="float"/>
          <table:table-cell office:value="-161021.9392810792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2" office:value-type="float"/>
          <table:table-cell office:value="-158113.8346036036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3" office:value-type="float"/>
          <table:table-cell office:value="-1001111890.0433956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4" office:value-type="float"/>
          <table:table-cell office:value="-1001113432.8266248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5" office:value-type="float"/>
          <table:table-cell office:value="-170358.0759959468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6" office:value-type="float"/>
          <table:table-cell office:value="-163159.9929184868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7" office:value-type="float"/>
          <table:table-cell office:value="-162523.94946707287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8" office:value-type="float"/>
          <table:table-cell office:value="-161973.65958280335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29" office:value-type="float"/>
          <table:table-cell office:value="-1001112053.2130677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0" office:value-type="float"/>
          <table:table-cell office:value="-3291701.6218816577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1" office:value-type="float"/>
          <table:table-cell office:value="-213334.498466669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2" office:value-type="float"/>
          <table:table-cell office:value="-190117.56686128702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3" office:value-type="float"/>
          <table:table-cell office:value="-159808.54277196832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4" office:value-type="float"/>
          <table:table-cell office:value="-173322.49406826287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5" office:value-type="float"/>
          <table:table-cell office:value="-196583.97426962733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6" office:value-type="float"/>
          <table:table-cell office:value="-178196.14350793915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7" office:value-type="float"/>
          <table:table-cell office:value="-1001134850.3710029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8" office:value-type="float"/>
          <table:table-cell office:value="-158420.7857789365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39" office:value-type="float"/>
          <table:table-cell office:value="-1001111889.0815569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40" office:value-type="float"/>
          <table:table-cell office:value="-1001111938.1314168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41" office:value-type="float"/>
          <table:table-cell office:value="-1001112233.0161235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42" office:value-type="float"/>
          <table:table-cell office:value="-183132.26661844936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459999999999999" office:value-type="float"/>
          <table:table-cell office:value="0.515" office:value-type="float"/>
          <table:table-cell office:value="0.0" office:value-type="float"/>
          <table:table-cell office:value="-0.0097" office:value-type="float"/>
          <table:table-cell office:value="-0.01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32" office:value-type="float"/>
          <table:table-cell office:value="0.32699999999999996" office:value-type="float"/>
          <table:table-cell office:value="0.0101" office:value-type="float"/>
          <table:table-cell office:value="-0.006" office:value-type="float"/>
          <table:table-cell office:value="-0.002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5" office:value-type="float"/>
          <table:table-cell office:value="0.606" office:value-type="float"/>
          <table:table-cell office:value="-0.0096" office:value-type="float"/>
          <table:table-cell office:value="0.0" office:value-type="float"/>
          <table:table-cell office:value="0.00279999999999999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5700000000000002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2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5.10000000000001" office:value-type="float"/>
          <table:table-cell office:value="43" office:value-type="float"/>
          <table:table-cell office:value="-1001462118.0342822" office:value-type="float"/>
          <table:table-cell office:value="-158113.8346036036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2689999999999999" office:value-type="float"/>
          <table:table-cell office:value="0.541" office:value-type="float"/>
          <table:table-cell office:value="0.006900000000000001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411" office:value-type="float"/>
          <table:table-cell office:value="0.0101" office:value-type="float"/>
          <table:table-cell office:value="-0.0081" office:value-type="float"/>
          <table:table-cell office:value="-0.003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0.00020000000000000052" office:value-type="float"/>
          <table:table-cell office:value="0.0" office:value-type="float"/>
          <table:table-cell office:value="-0.0051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7" office:value-type="float"/>
          <table:table-cell office:value="0.412" office:value-type="float"/>
          <table:table-cell office:value="0.0" office:value-type="float"/>
          <table:table-cell office:value="0.017800000000000003" office:value-type="float"/>
          <table:table-cell office:value="0.00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4" office:value-type="float"/>
          <table:table-cell office:value="-152740.72825911274" office:value-type="float"/>
          <table:table-cell office:value="-152740.7282591127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5" office:value-type="float"/>
          <table:table-cell office:value="-152014.43049889948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6" office:value-type="float"/>
          <table:table-cell office:value="-152450.48359429845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7" office:value-type="float"/>
          <table:table-cell office:value="-159456.88014860635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8" office:value-type="float"/>
          <table:table-cell office:value="-1001111887.9342747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49" office:value-type="float"/>
          <table:table-cell office:value="-158151.7478919898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0" office:value-type="float"/>
          <table:table-cell office:value="-186114.14027692386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1" office:value-type="float"/>
          <table:table-cell office:value="-188522.95034860287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2" office:value-type="float"/>
          <table:table-cell office:value="-1001112021.8595508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3" office:value-type="float"/>
          <table:table-cell office:value="-170312.4190755378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4" office:value-type="float"/>
          <table:table-cell office:value="-162305.90239835775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5" office:value-type="float"/>
          <table:table-cell office:value="-212557.61054690584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6" office:value-type="float"/>
          <table:table-cell office:value="-1001112175.9803718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7" office:value-type="float"/>
          <table:table-cell office:value="-1001111837.0151097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8" office:value-type="float"/>
          <table:table-cell office:value="-168649.6886869804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59" office:value-type="float"/>
          <table:table-cell office:value="-186042.8462268273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60" office:value-type="float"/>
          <table:table-cell office:value="-1001111934.9975233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0499999999999994" office:value-type="float"/>
          <table:table-cell office:value="0.637" office:value-type="float"/>
          <table:table-cell office:value="0.0005000000000000004" office:value-type="float"/>
          <table:table-cell office:value="-0.0097" office:value-type="float"/>
          <table:table-cell office:value="-0.0161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860000000000001" office:value-type="float"/>
          <table:table-cell office:value="0.32299999999999995" office:value-type="float"/>
          <table:table-cell office:value="0.0101" office:value-type="float"/>
          <table:table-cell office:value="-0.0158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759999999999999" office:value-type="float"/>
          <table:table-cell office:value="-0.005599999999999999" office:value-type="float"/>
          <table:table-cell office:value="0.0024" office:value-type="float"/>
          <table:table-cell office:value="-0.0148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18" office:value-type="float"/>
          <table:table-cell office:value="0.412" office:value-type="float"/>
          <table:table-cell office:value="0.0" office:value-type="float"/>
          <table:table-cell office:value="0.023400000000000004" office:value-type="float"/>
          <table:table-cell office:value="0.00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0.10000000000001" office:value-type="float"/>
          <table:table-cell office:value="61" office:value-type="float"/>
          <table:table-cell office:value="-2383330.4776902576" office:value-type="float"/>
          <table:table-cell office:value="-152014.4304988994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2" office:value-type="float"/>
          <table:table-cell office:value="-150167.5600379228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3" office:value-type="float"/>
          <table:table-cell office:value="-1001111930.302134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4" office:value-type="float"/>
          <table:table-cell office:value="-1001111904.6218836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5" office:value-type="float"/>
          <table:table-cell office:value="-1001112296.5750041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6" office:value-type="float"/>
          <table:table-cell office:value="-188249.2007653033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7" office:value-type="float"/>
          <table:table-cell office:value="-159867.7022422856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8" office:value-type="float"/>
          <table:table-cell office:value="-1001112187.1041428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69" office:value-type="float"/>
          <table:table-cell office:value="-186121.13825065986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0" office:value-type="float"/>
          <table:table-cell office:value="-159577.77670424065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1" office:value-type="float"/>
          <table:table-cell office:value="-1001111924.761789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2" office:value-type="float"/>
          <table:table-cell office:value="-1001111857.0702709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3" office:value-type="float"/>
          <table:table-cell office:value="-160976.06116484478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4" office:value-type="float"/>
          <table:table-cell office:value="-172068.3819631495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22" office:value-type="float"/>
          <table:table-cell office:value="-0.0049" office:value-type="float"/>
          <table:table-cell office:value="-0.001599999999999999" office:value-type="float"/>
          <table:table-cell office:value="-0.0173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22599999999999992" office:value-type="float"/>
          <table:table-cell office:value="0.012799999999999999" office:value-type="float"/>
          <table:table-cell office:value="-0.011500000000000002" office:value-type="float"/>
          <table:table-cell office:value="-0.01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2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116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13" office:value-type="float"/>
          <table:table-cell office:value="0.412" office:value-type="float"/>
          <table:table-cell office:value="0.0018" office:value-type="float"/>
          <table:table-cell office:value="0.0318" office:value-type="float"/>
          <table:table-cell office:value="0.001600000000000000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16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89.10000000000001" office:value-type="float"/>
          <table:table-cell office:value="75" office:value-type="float"/>
          <table:table-cell office:value="-1001112023.9116411" office:value-type="float"/>
          <table:table-cell office:value="-150167.5600379228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76" office:value-type="float"/>
          <table:table-cell office:value="-126704.1555458639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77" office:value-type="float"/>
          <table:table-cell office:value="-1001112137.0860815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78" office:value-type="float"/>
          <table:table-cell office:value="-1001112150.614237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79" office:value-type="float"/>
          <table:table-cell office:value="-140244.366168993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0" office:value-type="float"/>
          <table:table-cell office:value="-1001111927.638934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1" office:value-type="float"/>
          <table:table-cell office:value="-1001148876.927331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2" office:value-type="float"/>
          <table:table-cell office:value="-1001112050.399833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3" office:value-type="float"/>
          <table:table-cell office:value="-1001112020.625751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4" office:value-type="float"/>
          <table:table-cell office:value="-1001111868.892968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5" office:value-type="float"/>
          <table:table-cell office:value="-170806.21362237385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6" office:value-type="float"/>
          <table:table-cell office:value="-136757.45161805121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7" office:value-type="float"/>
          <table:table-cell office:value="-1001112009.560029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8" office:value-type="float"/>
          <table:table-cell office:value="-158246.9006222056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89" office:value-type="float"/>
          <table:table-cell office:value="-1001155405.25333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0" office:value-type="float"/>
          <table:table-cell office:value="-1001113609.4818243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1" office:value-type="float"/>
          <table:table-cell office:value="-168949.6368431112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2" office:value-type="float"/>
          <table:table-cell office:value="-1001111980.5724556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3" office:value-type="float"/>
          <table:table-cell office:value="-204528.06334846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4" office:value-type="float"/>
          <table:table-cell office:value="-163345.9643990101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5" office:value-type="float"/>
          <table:table-cell office:value="-1001111979.6292483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6" office:value-type="float"/>
          <table:table-cell office:value="-1001111774.491228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7" office:value-type="float"/>
          <table:table-cell office:value="-1001111965.151767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8" office:value-type="float"/>
          <table:table-cell office:value="-1001111990.205397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99" office:value-type="float"/>
          <table:table-cell office:value="-1001139443.43130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0" office:value-type="float"/>
          <table:table-cell office:value="-158538.184167210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1" office:value-type="float"/>
          <table:table-cell office:value="-163529.0480009708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2" office:value-type="float"/>
          <table:table-cell office:value="-1001111830.573289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3" office:value-type="float"/>
          <table:table-cell office:value="-190306.907024769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4" office:value-type="float"/>
          <table:table-cell office:value="-132337.276015599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5" office:value-type="float"/>
          <table:table-cell office:value="-163105.5575928316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6" office:value-type="float"/>
          <table:table-cell office:value="-171132.961604182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7" office:value-type="float"/>
          <table:table-cell office:value="-143220.6535878920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8" office:value-type="float"/>
          <table:table-cell office:value="-1001111864.6588435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09" office:value-type="float"/>
          <table:table-cell office:value="-160914.67311013723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0" office:value-type="float"/>
          <table:table-cell office:value="-140828.0233656556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1" office:value-type="float"/>
          <table:table-cell office:value="-1001111946.939297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2" office:value-type="float"/>
          <table:table-cell office:value="-1001112328.6264114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3" office:value-type="float"/>
          <table:table-cell office:value="-137250.740098100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4" office:value-type="float"/>
          <table:table-cell office:value="-146817.965259891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5" office:value-type="float"/>
          <table:table-cell office:value="-1001117986.693709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6" office:value-type="float"/>
          <table:table-cell office:value="-181503.11541327357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7" office:value-type="float"/>
          <table:table-cell office:value="-149754.7115557585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8" office:value-type="float"/>
          <table:table-cell office:value="-1001138918.5737798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19" office:value-type="float"/>
          <table:table-cell office:value="-1001111702.5626415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20" office:value-type="float"/>
          <table:table-cell office:value="-1001112241.5635066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21" office:value-type="float"/>
          <table:table-cell office:value="-141325.68434326432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22" office:value-type="float"/>
          <table:table-cell office:value="-156975.8500213009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949999999999999" office:value-type="float"/>
          <table:table-cell office:value="0.788" office:value-type="float"/>
          <table:table-cell office:value="-0.0072" office:value-type="float"/>
          <table:table-cell office:value="-0.001599999999999999" office:value-type="float"/>
          <table:table-cell office:value="-0.0218000000000000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710000000000001" office:value-type="float"/>
          <table:table-cell office:value="0.1419999999999999" office:value-type="float"/>
          <table:table-cell office:value="0.012799999999999999" office:value-type="float"/>
          <table:table-cell office:value="-0.012200000000000003" office:value-type="float"/>
          <table:table-cell office:value="-0.020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47600000000000003" office:value-type="float"/>
          <table:table-cell office:value="0.6869999999999999" office:value-type="float"/>
          <table:table-cell office:value="-0.005599999999999999" office:value-type="float"/>
          <table:table-cell office:value="0.002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649" office:value-type="float"/>
          <table:table-cell office:value="0.375" office:value-type="float"/>
          <table:table-cell office:value="0.003" office:value-type="float"/>
          <table:table-cell office:value="0.0229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8.00000000000001" office:value-type="float"/>
          <table:table-cell office:value="123" office:value-type="float"/>
          <table:table-cell office:value="-1001111874.929801" office:value-type="float"/>
          <table:table-cell office:value="-126704.15554586399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4" office:value-type="float"/>
          <table:table-cell office:value="-121721.83999091292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5" office:value-type="float"/>
          <table:table-cell office:value="-1001112179.4511422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6" office:value-type="float"/>
          <table:table-cell office:value="-160723.364480328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7" office:value-type="float"/>
          <table:table-cell office:value="-1001138081.7362972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8" office:value-type="float"/>
          <table:table-cell office:value="-122294.03675674199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29" office:value-type="float"/>
          <table:table-cell office:value="-1001111997.3842047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0" office:value-type="float"/>
          <table:table-cell office:value="-181056.85688088913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1" office:value-type="float"/>
          <table:table-cell office:value="-1001112130.1619333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2" office:value-type="float"/>
          <table:table-cell office:value="-1001112045.36631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3" office:value-type="float"/>
          <table:table-cell office:value="-130019.5063730501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4" office:value-type="float"/>
          <table:table-cell office:value="-1001112081.6115451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5" office:value-type="float"/>
          <table:table-cell office:value="-142587.43769230315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6" office:value-type="float"/>
          <table:table-cell office:value="-1001112026.4091746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7" office:value-type="float"/>
          <table:table-cell office:value="-152062.02057324137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8" office:value-type="float"/>
          <table:table-cell office:value="-1001111579.8009677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39" office:value-type="float"/>
          <table:table-cell office:value="-141916.58670438896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0" office:value-type="float"/>
          <table:table-cell office:value="-1001111865.3650159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1" office:value-type="float"/>
          <table:table-cell office:value="-135125.65273371155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2" office:value-type="float"/>
          <table:table-cell office:value="-1001112087.3282437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3" office:value-type="float"/>
          <table:table-cell office:value="-1001111789.5659714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4" office:value-type="float"/>
          <table:table-cell office:value="-1001111705.3549427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5" office:value-type="float"/>
          <table:table-cell office:value="-1001114763.1498864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6" office:value-type="float"/>
          <table:table-cell office:value="-1001112172.41655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7" office:value-type="float"/>
          <table:table-cell office:value="-1001146400.5588771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8" office:value-type="float"/>
          <table:table-cell office:value="-165787.235948893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49" office:value-type="float"/>
          <table:table-cell office:value="-1001112012.8112452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0" office:value-type="float"/>
          <table:table-cell office:value="-1001112071.971856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1" office:value-type="float"/>
          <table:table-cell office:value="-1001131838.863586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2" office:value-type="float"/>
          <table:table-cell office:value="-1001140295.1430454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3" office:value-type="float"/>
          <table:table-cell office:value="-146901.20946263854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4" office:value-type="float"/>
          <table:table-cell office:value="-148267.78638975712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5" office:value-type="float"/>
          <table:table-cell office:value="-1001111856.4072113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6" office:value-type="float"/>
          <table:table-cell office:value="-1001113887.0859659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7" office:value-type="float"/>
          <table:table-cell office:value="-1001111784.020376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8" office:value-type="float"/>
          <table:table-cell office:value="-1001111802.1207938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59" office:value-type="float"/>
          <table:table-cell office:value="-156705.80071424486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0" office:value-type="float"/>
          <table:table-cell office:value="-153916.99514133885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1" office:value-type="float"/>
          <table:table-cell office:value="-1001112265.3664641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2" office:value-type="float"/>
          <table:table-cell office:value="-1001111721.9577631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3" office:value-type="float"/>
          <table:table-cell office:value="-172899.00716058104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4" office:value-type="float"/>
          <table:table-cell office:value="-1001136154.7450533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5" office:value-type="float"/>
          <table:table-cell office:value="-166823.90228032996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43599999999999994" office:value-type="float"/>
          <table:table-cell office:value="0.788" office:value-type="float"/>
          <table:table-cell office:value="-0.0165" office:value-type="float"/>
          <table:table-cell office:value="-0.0034999999999999988" office:value-type="float"/>
          <table:table-cell office:value="-0.02970000000000000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1919999999999999" office:value-type="float"/>
          <table:table-cell office:value="0.012799999999999999" office:value-type="float"/>
          <table:table-cell office:value="-0.0165" office:value-type="float"/>
          <table:table-cell office:value="-0.02799999999999999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598" office:value-type="float"/>
          <table:table-cell office:value="-0.005599999999999999" office:value-type="float"/>
          <table:table-cell office:value="0.0084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7230000000000001" office:value-type="float"/>
          <table:table-cell office:value="0.375" office:value-type="float"/>
          <table:table-cell office:value="0.0069" office:value-type="float"/>
          <table:table-cell office:value="0.014200000000000004" office:value-type="float"/>
          <table:table-cell office:value="-0.00679999999999999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9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0.30000000000001" office:value-type="float"/>
          <table:table-cell office:value="166" office:value-type="float"/>
          <table:table-cell office:value="-1001134333.1174226" office:value-type="float"/>
          <table:table-cell office:value="-121721.83999091292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67" office:value-type="float"/>
          <table:table-cell office:value="-103546.6539339272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68" office:value-type="float"/>
          <table:table-cell office:value="-122847.92833640099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69" office:value-type="float"/>
          <table:table-cell office:value="-153861.3059250343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0" office:value-type="float"/>
          <table:table-cell office:value="-149670.82576931588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1" office:value-type="float"/>
          <table:table-cell office:value="-137161.70610213248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2" office:value-type="float"/>
          <table:table-cell office:value="-1001111680.73699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3" office:value-type="float"/>
          <table:table-cell office:value="-140350.5060009911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4" office:value-type="float"/>
          <table:table-cell office:value="-132077.2968002301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5" office:value-type="float"/>
          <table:table-cell office:value="-1001112051.630953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6" office:value-type="float"/>
          <table:table-cell office:value="-1001111666.1801541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7" office:value-type="float"/>
          <table:table-cell office:value="-1285831.8991028438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8" office:value-type="float"/>
          <table:table-cell office:value="-145368.17375838832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79" office:value-type="float"/>
          <table:table-cell office:value="-118937.20955323966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0" office:value-type="float"/>
          <table:table-cell office:value="-135972.08419712193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1" office:value-type="float"/>
          <table:table-cell office:value="-1001111677.076365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2" office:value-type="float"/>
          <table:table-cell office:value="-134943.33543864766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3" office:value-type="float"/>
          <table:table-cell office:value="-127752.26775422868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4" office:value-type="float"/>
          <table:table-cell office:value="-152740.31408536382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5" office:value-type="float"/>
          <table:table-cell office:value="-1001111716.265675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6" office:value-type="float"/>
          <table:table-cell office:value="-1001111868.5170507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7" office:value-type="float"/>
          <table:table-cell office:value="-158432.0429111467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8" office:value-type="float"/>
          <table:table-cell office:value="-126870.23984077763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89" office:value-type="float"/>
          <table:table-cell office:value="-130301.53785646823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0" office:value-type="float"/>
          <table:table-cell office:value="-127743.4022934156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1" office:value-type="float"/>
          <table:table-cell office:value="-1001111861.1203498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2" office:value-type="float"/>
          <table:table-cell office:value="-127834.52476590562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3" office:value-type="float"/>
          <table:table-cell office:value="-128375.67732721767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4" office:value-type="float"/>
          <table:table-cell office:value="-121286.21640062045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5" office:value-type="float"/>
          <table:table-cell office:value="-1001111789.3499935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6" office:value-type="float"/>
          <table:table-cell office:value="-119447.2391315097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7" office:value-type="float"/>
          <table:table-cell office:value="-116360.95056792304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8" office:value-type="float"/>
          <table:table-cell office:value="-1001129358.6489403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199" office:value-type="float"/>
          <table:table-cell office:value="-152462.99420821172" office:value-type="float"/>
          <table:table-cell office:value="-103546.65393392724" office:value-type="float"/>
        </table:table-row>
        <table:table-row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0.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37799999999999995" office:value-type="float"/>
          <table:table-cell office:value="0.879" office:value-type="float"/>
          <table:table-cell office:value="-0.0165" office:value-type="float"/>
          <table:table-cell office:value="-0.0034999999999999988" office:value-type="float"/>
          <table:table-cell office:value="-0.03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551" office:value-type="float"/>
          <table:table-cell office:value="0.2639999999999999" office:value-type="float"/>
          <table:table-cell office:value="0.012799999999999999" office:value-type="float"/>
          <table:table-cell office:value="-0.0165" office:value-type="float"/>
          <table:table-cell office:value="-0.036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-0.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.05" office:value-type="float"/>
          <table:table-cell office:value="0.7" office:value-type="float"/>
          <table:table-cell office:value-type="string">
            <text:p>position</text:p>
          </table:table-cell>
          <table:table-cell office:value-type="string">
            <text:p>linear_velocity_m_s</text:p>
          </table:table-cell>
          <table:table-cell office:value-type="string">
            <text:p>angular_velocity_rad_s</text:p>
          </table:table-cell>
          <table:table-cell office:value="0.534" office:value-type="float"/>
          <table:table-cell office:value="0.689" office:value-type="float"/>
          <table:table-cell office:value="-0.0113" office:value-type="float"/>
          <table:table-cell office:value="0.0152" office:value-type="float"/>
          <table:table-cell office:value="-0.0209000000000000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804" office:value-type="float"/>
          <table:table-cell office:value="0.375" office:value-type="float"/>
          <table:table-cell office:value="0.012799999999999999" office:value-type="float"/>
          <table:table-cell office:value="0.011900000000000004" office:value-type="float"/>
          <table:table-cell office:value="0.00210000000000000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6" office:value-type="float"/>
          <table:table-cell office:value="0" office:value-type="float"/>
          <table:table-cell office:value="0.0" office:value-type="float"/>
          <table:table-cell office:value="0.0" office:value-type="float"/>
          <table:table-cell office:value="0.045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92.10000000000001" office:value-type="float"/>
          <table:table-cell office:value="200" office:value-type="float"/>
          <table:table-cell office:value="-125171.09133937383" office:value-type="float"/>
          <table:table-cell office:value="-103546.6539339272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18T16:40:05.375811</meta:creation-date>
    <dc:date>2024-01-18T16:40:06.042979</dc:date>
    <meta:generator>http://pypi.python.org/pypi/ezodf/0.1.0$Python3.8.10 (default, Nov 22 2023, 10:22:35) 
[GCC 9.4.0]</meta:generator>
    <meta:document-statistic/>
    <meta:editing-cycles>1</meta:editing-cycles>
  </office:meta>
</office:document-meta>
</file>